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A000008A014E72C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0.933cm"/>
        </style:tab-stops>
      </style:paragraph-properties>
    </style:style>
    <style:style style:name="P3" style:family="paragraph">
      <style:paragraph-properties style:text-autospace="none">
        <style:tab-stops>
          <style:tab-stop style:position="0.93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color="#ff3333" fo:font-size="18pt" style:font-size-asian="18pt" style:font-size-complex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Menlo-Regular" fo:font-size="18pt" fo:font-style="normal" fo:text-shadow="none" style:text-underline-style="none" fo:font-weight="normal" style:letter-kerning="true" style:font-name-asian="Menlo-Regular" style:font-size-asian="18pt" style:font-style-asian="normal" style:font-weight-asian="normal" style:font-name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3333" style:text-outline="false" style:text-line-through-style="none" style:text-line-through-type="none" style:font-name="Menlo-Regular" fo:font-size="18pt" fo:font-style="normal" fo:text-shadow="none" style:text-underline-style="none" fo:font-weight="normal" style:letter-kerning="true" style:font-name-asian="Menlo-Regular" style:font-size-asian="18pt" style:font-style-asian="normal" style:font-weight-asian="normal" style:font-name-complex="Menlo-Regular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171cm" svg:height="33.147cm" svg:x="14.288cm" svg:y="7.195cm">
          <draw:image xlink:href="Pictures/10000201000004DA000008A014E72CCD.png" xlink:type="simple" xlink:show="embed" xlink:actuate="onLoad">
            <text:p/>
          </draw:image>
        </draw:frame>
        <draw:line draw:style-name="gr2" draw:text-style-name="P1" draw:layer="layout" svg:x1="38.825cm" svg:y1="27.515cm" svg:x2="35.523cm" svg:y2="27.515cm">
          <text:p/>
        </draw:line>
        <draw:frame draw:style-name="gr3" draw:text-style-name="P3" draw:layer="layout" svg:width="8.655cm" svg:height="2.286cm" svg:x="19.267cm" svg:y="41.231cm">
          <draw:text-box>
            <text:p text:style-name="P2"><text:span text:style-name="T1">CameraImageViewController</text:span></text:p>
            <text:p text:style-name="P2"><text:span text:style-name="T2">saveImageButton</text:span></text:p>
          </draw:text-box>
        </draw:frame>
        <draw:line draw:style-name="gr2" draw:text-style-name="P1" draw:layer="layout" svg:x1="39.079cm" svg:y1="38.691cm" svg:x2="29.046cm" svg:y2="38.691cm">
          <text:p/>
        </draw:line>
        <draw:frame draw:style-name="gr4" draw:text-style-name="P4" draw:layer="layout" svg:width="8.655cm" svg:height="1.953cm" svg:x="39.188cm" svg:y="26.922cm">
          <draw:text-box>
            <text:p text:style-name="P2"><text:span text:style-name="T1">CameraImageViewController</text:span></text:p>
            <text:p text:style-name="P2"><text:span text:style-name="T2">tagButtonPress</text:span></text:p>
          </draw:text-box>
        </draw:frame>
        <draw:frame draw:style-name="gr4" draw:text-style-name="P4" draw:layer="layout" svg:width="8.655cm" svg:height="1.953cm" svg:x="39.188cm" svg:y="26.922cm">
          <draw:text-box>
            <text:p text:style-name="P2"><text:span text:style-name="T1">CameraImageViewController</text:span></text:p>
            <text:p text:style-name="P2"><text:span text:style-name="T2">tagButtonPress</text:span></text:p>
          </draw:text-box>
        </draw:frame>
        <draw:line draw:style-name="gr2" draw:text-style-name="P1" draw:layer="layout" svg:x1="23.077cm" svg:y1="40.977cm" svg:x2="23.077cm" svg:y2="39.072cm">
          <text:p/>
        </draw:line>
        <draw:frame draw:style-name="gr4" draw:text-style-name="P4" draw:layer="layout" svg:width="8.655cm" svg:height="1.953cm" svg:x="39.334cm" svg:y="37.676cm">
          <draw:text-box>
            <text:p text:style-name="P2"><text:span text:style-name="T1">CameraImageViewController</text:span></text:p>
            <text:p text:style-name="P2"><text:span text:style-name="T2">cancelImageButton</text:span></text:p>
          </draw:text-box>
        </draw:frame>
        <draw:frame draw:style-name="gr4" draw:text-style-name="P4" draw:layer="layout" svg:width="8.655cm" svg:height="1.953cm" svg:x="39.334cm" svg:y="37.676cm">
          <draw:text-box>
            <text:p text:style-name="P2"><text:span text:style-name="T1">CameraImageViewController</text:span></text:p>
            <text:p text:style-name="P2"><text:span text:style-name="T2">cancelImageButton</text:span></text:p>
          </draw:text-box>
        </draw:frame>
        <draw:custom-shape draw:style-name="gr5" draw:text-style-name="P1" draw:layer="layout" svg:width="0.762cm" svg:height="32.766cm" svg:x="12.456cm" svg:y="6.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8.655cm" svg:height="1.102cm" svg:x="2.296cm" svg:y="22.435cm">
          <draw:text-box>
            <text:p text:style-name="P2"><text:span text:style-name="T2">CameraImageViewContr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5:44:27.024840000</meta:creation-date>
    <dc:date>2015-08-13T15:46:23.935523000</dc:date>
    <meta:editing-duration>P0D</meta:editing-duration>
    <meta:editing-cycles>1</meta:editing-cycles>
    <meta:document-statistic meta:object-count="11"/>
    <meta:generator>LibreOffice/4.2.5.2$MacOSX_X86_64 LibreOffice_project/61cb170a04bb1f12e77c884eab9192be736ec5f5</meta:generator>
  </office:meta>
</office:document-meta>
</file>